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4000004B074C3A0458653677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width="17cm" style:rel-width="100%" svg:height="25.7cm" style:rel-height="100%" draw:z-index="0">
        <draw:image xlink:href="Pictures/1000000000000384000004B074C3A04586536774.jpg" xlink:type="simple" xlink:show="embed" xlink:actuate="onLoad" loext:mime-type="image/jpeg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asler</meta:initial-creator>
    <meta:creation-date>2014-06-20T13:01:04.077000000</meta:creation-date>
    <dc:date>2018-02-22T18:45:10.951833552</dc:date>
    <meta:editing-duration>PT15M11S</meta:editing-duration>
    <meta:editing-cycles>4</meta:editing-cycles>
    <meta:generator>LibreOfficeDev/6.1.0.0.alpha0$Linux_X86_64 LibreOffice_project/26c2133b2ec913e59aa0faa9c9c229cca1bf021e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